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8.1756in"/>
    </style:style>
    <style:style style:name="co4" style:family="table-column">
      <style:table-column-properties fo:break-before="auto" style:column-width="9.9563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tl-br="none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Default"/>
        <table:table-column table:style-name="co5" table:number-columns-repeated="16378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ers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Details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Type.java</text:p>
          </table:table-cell>
          <table:table-cell office:value-type="string" calcext:value-type="string">
            <text:p>Added info for ISHVAC20, PTISRAC10, PTISRAC20, PBallista, PHBallista, PLBallist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Type.java</text:p>
          </table:table-cell>
          <table:table-cell office:value-type="string" calcext:value-type="string">
            <text:p>Commented out base clan rac10/rac2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Type.java</text:p>
          </table:table-cell>
          <table:table-cell office:value-type="string" calcext:value-type="string">
            <text:p>Commented out base is rac10/rac2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AmmoType.java</text:p>
          </table:table-cell>
          <table:table-cell office:value-type="string" calcext:value-type="string">
            <text:p>Added info for ISHVAC20, PTISRAC1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AmmoType.java</text:p>
          </table:table-cell>
          <table:table-cell office:value-type="string" calcext:value-type="string">
            <text:p>Added new ammo type enums for Ball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ISHVAC20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PTISRAC10.java</text:p>
          </table:table-cell>
          <table:table-cell office:value-type="string" calcext:value-type="string">
            <text:p>Added new weapon</text:p>
          </table:table-cell>
          <table:table-cell table:number-columns-repeated="2"/>
          <table:table-cell table:style-name="ce7"/>
          <table:table-cell table:number-columns-repeated="16377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PTISRAC20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CannonWeapon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PCannon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PBallista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PHBallista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5" calcext:value-type="date">
            <text:p>02/25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PLBallista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6" calcext:value-type="date">
            <text:p>02/26/24</text:p>
          </table:table-cell>
          <table:table-cell office:value-type="string" calcext:value-type="string">
            <text:p>Meows</text:p>
          </table:table-cell>
          <table:table-cell office:value-type="string" calcext:value-type="string">
            <text:p>megamek/src/megamek/common/weapons/piratetech/lasers/ISMBinaryLaserCannon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6" calcext:value-type="date">
            <text:p>02/26/24</text:p>
          </table:table-cell>
          <table:table-cell office:value-type="string" calcext:value-type="string">
            <text:p>Meows</text:p>
          </table:table-cell>
          <table:table-cell office:value-type="string" calcext:value-type="string">
            <text:p>megamek/src/megamek/common/weapons/piratetech/lasers/ISSBinaryLaserCannon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6" calcext:value-type="date">
            <text:p>02/26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lasers/ISBinaryLaserCannon.java</text:p>
          </table:table-cell>
          <table:table-cell office:value-type="string" calcext:value-type="string">
            <text:p>Removed protomech restriction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7" calcext:value-type="date">
            <text:p>02/2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AmmoType.java</text:p>
          </table:table-cell>
          <table:table-cell office:value-type="string" calcext:value-type="string">
            <text:p>Added Light and Heavy Silver Bullet Gauss Ammo, Clan Hag 10 Ammo, and Added enums for the new Silver Bullet Type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7" calcext:value-type="date">
            <text:p>02/2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verifier/TestMech.java</text:p>
          </table:table-cell>
          <table:table-cell office:value-type="string" calcext:value-type="string">
            <text:p>Added Heavy Ballista and Heavy Silver Bullet Gauss to be restricted to the torso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7" calcext:value-type="date">
            <text:p>02/2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HSBGHandler.java</text:p>
          </table:table-cell>
          <table:table-cell office:value-type="string" calcext:value-type="string">
            <text:p>Created to merge LBX and HGR functionality for the Heavy Silver Bullet Gauss Rifle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6" calcext:value-type="date">
            <text:p>02/26/24</text:p>
          </table:table-cell>
          <table:table-cell office:value-type="string" calcext:value-type="string">
            <text:p>Meows</text:p>
          </table:table-cell>
          <table:table-cell office:value-type="string" calcext:value-type="string">
            <text:p>megamek/src/megamek/common/weapons/piratetech/gaussrifles/CLHAG10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6" calcext:value-type="date">
            <text:p>02/26/24</text:p>
          </table:table-cell>
          <table:table-cell office:value-type="string" calcext:value-type="string">
            <text:p>Meows</text:p>
          </table:table-cell>
          <table:table-cell office:value-type="string" calcext:value-type="string">
            <text:p>megamek/src/megamek/common/weapons/piratetech/gaussrifles/ISSilverBulletHeavyGauss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6" calcext:value-type="date">
            <text:p>02/26/24</text:p>
          </table:table-cell>
          <table:table-cell office:value-type="string" calcext:value-type="string">
            <text:p>Meows</text:p>
          </table:table-cell>
          <table:table-cell office:value-type="string" calcext:value-type="string">
            <text:p>megamek/src/megamek/common/weapons/piratetech/gaussrifles/ISSilverBulletLightGauss.java</text:p>
          </table:table-cell>
          <table:table-cell office:value-type="string" calcext:value-type="string">
            <text:p>Added new weap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26" calcext:value-type="date">
            <text:p>02/26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Type.java</text:p>
          </table:table-cell>
          <table:table-cell office:value-type="string" calcext:value-type="string">
            <text:p>Added info for ISSilverBulletHeavyGauss, ISSilverBulletLightGauss, CLHAG1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date" office:date-value="2024-05-16" calcext:value-type="date">
            <text:p>05/16/24</text:p>
          </table:table-cell>
          <table:table-cell office:value-type="string" calcext:value-type="string">
            <text:p>Rumia</text:p>
          </table:table-cell>
          <table:table-cell/>
          <table:table-cell office:value-type="string" calcext:value-type="string">
            <text:p>Updated base source to 0.49.20-Snapshot custom assets temporarily remov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PTPirateCannon.java</text:p>
          </table:table-cell>
          <table:table-cell office:value-type="string" calcext:value-type="string">
            <text:p>Reimplemented CannonWeapon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PTPirateCannon.java</text:p>
          </table:table-cell>
          <table:table-cell office:value-type="string" calcext:value-type="string">
            <text:p>Reimplemented PCannon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PTISHVAC20.java</text:p>
          </table:table-cell>
          <table:table-cell office:value-type="string" calcext:value-type="string">
            <text:p>Reimplemented ISHVAC20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PTISRAC10.java</text:p>
          </table:table-cell>
          <table:table-cell office:value-type="string" calcext:value-type="string">
            <text:p>Reimplemented PTISRAC10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autocannons/PTISRAC20.java</text:p>
          </table:table-cell>
          <table:table-cell office:value-type="string" calcext:value-type="string">
            <text:p>Reimplemented PTISRAC20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THSBGRHandler.java</text:p>
          </table:table-cell>
          <table:table-cell office:value-type="string" calcext:value-type="string">
            <text:p>Reimplemented HSBGHandler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TPBurnBarrelHandler.java</text:p>
          </table:table-cell>
          <table:table-cell office:value-type="string" calcext:value-type="string">
            <text:p>Reimplemented PburnBarrelHandler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CLHAG10.java</text:p>
          </table:table-cell>
          <table:table-cell table:style-name="ce4" office:value-type="string" calcext:value-type="string">
            <text:p>Reimplemented CLHAG10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PTISSilverBulletLightGauss.java</text:p>
          </table:table-cell>
          <table:table-cell office:value-type="string" calcext:value-type="string">
            <text:p>Reimplemented ISSilverBulletLightGauss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PTISSilverBulletHeavyGauss.java</text:p>
          </table:table-cell>
          <table:table-cell office:value-type="string" calcext:value-type="string">
            <text:p>Reimplemented ISSilverBulletHeavyGauss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verifier/TestMech.java</text:p>
          </table:table-cell>
          <table:table-cell office:value-type="string" calcext:value-type="string">
            <text:p>Reimplemented torso restrictions for Heavy Silver Bullet Gauss and Heavy Ballist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PTPHBallista.java</text:p>
          </table:table-cell>
          <table:table-cell office:value-type="string" calcext:value-type="string">
            <text:p>Reimplemented PHBallista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PTPBallista.java</text:p>
          </table:table-cell>
          <table:table-cell office:value-type="string" calcext:value-type="string">
            <text:p>Reimplemented Pballista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gaussrifles/PTPLBallista.java</text:p>
          </table:table-cell>
          <table:table-cell office:value-type="string" calcext:value-type="string">
            <text:p>Reimplemented PLBallista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lasers/PTISMBinaryLaserCannon.java</text:p>
          </table:table-cell>
          <table:table-cell office:value-type="string" calcext:value-type="string">
            <text:p>Reimplemented ISMBinaryLaserCannon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lasers/PTISSBinaryLaserCannon.java</text:p>
          </table:table-cell>
          <table:table-cell office:value-type="string" calcext:value-type="string">
            <text:p>Reimplemented ISSBinaryLaserCannon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lasers/ISBinaryLaserCannon.java</text:p>
          </table:table-cell>
          <table:table-cell office:value-type="string" calcext:value-type="string">
            <text:p>Reimplemented name change ISBinaryLaserCannon.java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5-17" calcext:value-type="date">
            <text:p>05/17/24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megamek/src/megamek/common/weapons/piratetech/misc/PTPBurnBarrel.java</text:p>
          </table:table-cell>
          <table:table-cell office:value-type="string" calcext:value-type="string">
            <text:p>Reimplemented PburnBarrel.java</text:p>
          </table:table-cell>
          <table:table-cell table:number-columns-repeated="16380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4:50:30.089000000</meta:creation-date>
    <dc:date>2024-05-18T11:38:10.943000000</dc:date>
    <meta:editing-duration>PT13H25M39S</meta:editing-duration>
    <meta:editing-cycles>6</meta:editing-cycles>
    <meta:generator>LibreOffice/24.2.0.3$Windows_X86_64 LibreOffice_project/da48488a73ddd66ea24cf16bbc4f7b9c08e9bea1</meta:generator>
    <meta:document-statistic meta:table-count="1" meta:cell-count="171" meta:object-count="0"/>
  </office:meta>
</office:document-meta>
</file>